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538" officeooo:paragraph-rsid="000e5538"/>
    </style:style>
    <style:style style:name="P2" style:family="paragraph" style:parent-style-name="Standard">
      <style:text-properties officeooo:rsid="000e93f6" officeooo:paragraph-rsid="000e93f6"/>
    </style:style>
    <style:style style:name="P3" style:family="paragraph" style:parent-style-name="Standard">
      <style:text-properties officeooo:rsid="000ebeaa" officeooo:paragraph-rsid="000ebeaa"/>
    </style:style>
    <style:style style:name="P4" style:family="paragraph" style:parent-style-name="Standard">
      <style:text-properties officeooo:rsid="000e93f6" officeooo:paragraph-rsid="000ebeaa"/>
    </style:style>
    <style:style style:name="P5" style:family="paragraph" style:parent-style-name="Standard">
      <style:text-properties officeooo:rsid="000e93f6" officeooo:paragraph-rsid="000feb0c"/>
    </style:style>
    <style:style style:name="P6" style:family="paragraph" style:parent-style-name="Standard">
      <style:text-properties officeooo:rsid="000feb0c" officeooo:paragraph-rsid="000feb0c"/>
    </style:style>
    <style:style style:name="T1" style:family="text">
      <style:text-properties officeooo:rsid="000e5538"/>
    </style:style>
    <style:style style:name="T2" style:family="text">
      <style:text-properties officeooo:rsid="000e93f6"/>
    </style:style>
    <style:style style:name="T3" style:family="text">
      <style:text-properties officeooo:rsid="000ebeaa"/>
    </style:style>
    <style:style style:name="T4" style:family="text">
      <style:text-properties officeooo:rsid="000fe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er et démonter une clé USB</text:p>
      <text:p text:style-name="P1">Lors de l'introduction de la clé USB, les devices /<text:span text:style-name="T2">dev/</text:span>sdd et /<text:span text:style-name="T2">dev/</text:span>sdd1 sont cré<text:span text:style-name="T2">és</text:span> et la clé est monter automatiquement.</text:p>
      <text:p text:style-name="P2">Pour la démonter :</text:p>
      <text:p text:style-name="P2">sudo umount /dev/sdd1 </text:p>
      <text:p text:style-name="P2">Pour la monter à nouveau :</text:p>
      <text:p text:style-name="P2">sudo mount /dev/sdd1 /media/regis/R </text:p>
      <text:p text:style-name="P2">Introduisons une deuxième clé USB, <text:span text:style-name="T1">les devices /</text:span>dev/<text:span text:style-name="T1">sd</text:span>e<text:span text:style-name="T1"> et /</text:span>dev/<text:span text:style-name="T1">sd</text:span>e<text:span text:style-name="T1">1 sont cré</text:span>és<text:span text:style-name="T1"> et la clé est monter automatiquement.</text:span></text:p>
      <text:p text:style-name="P2">Pour la démonter :</text:p>
      <text:p text:style-name="P2">sudo umount /dev/sde1 </text:p>
      <text:p text:style-name="P2">Pour la monter à nouveau :</text:p>
      <text:p text:style-name="P2">sudo mount /dev/sde1 /media/regis/Sauvegarde</text:p>
      <text:p text:style-name="P3">Si la directory n'existe plus :</text:p>
      <text:p text:style-name="P3">sudo mkdir /media/regis/SAUVEGARDE</text:p>
      <text:p text:style-name="P3">Et à nouveau :</text:p>
      <text:p text:style-name="P4">sudo mount /dev/sde1 /media/regis/<text:span text:style-name="T3">SAUVEGARDE</text:span></text:p>
      <text:p text:style-name="P6">Faire la même chose avec la partition Données</text:p>
      <text:p text:style-name="P6">Si le répertoire n'existe pas, le créer :</text:p>
      <text:p text:style-name="P6">sudo mkdir /media/regis/données</text:p>
      <text:p text:style-name="P6">Ensuite :</text:p>
      <text:p text:style-name="P5">sudo mount /dev/sd<text:span text:style-name="T4">a5</text:span> /media/regis/<text:span text:style-name="T4">Données</text:span></text:p>
      <text:p text:style-name="P6">puis :</text:p>
      <text:p text:style-name="P5">sudo <text:span text:style-name="T4">u</text:span>mount /dev/sd<text:span text:style-name="T4">a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56:02.896491827</meta:creation-date>
    <meta:generator>LibreOffice/4.2.8.2$Linux_X86_64 LibreOffice_project/420m0$Build-2</meta:generator>
    <dc:date>2015-11-02T18:52:55.856695940</dc:date>
    <meta:editing-duration>P0D</meta:editing-duration>
    <meta:editing-cycles>2</meta:editing-cycles>
    <meta:document-statistic meta:table-count="0" meta:image-count="0" meta:object-count="0" meta:page-count="1" meta:paragraph-count="22" meta:word-count="125" meta:character-count="796" meta:non-whitespace-character-count="690"/>
  </office:meta>
</office:document-meta>
</file>